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4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7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9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</style:style>
    <style:style style:name="T2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5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4" style:family="table-row">
      <style:table-row-properties style:min-row-height="0.3972in" style:use-optimal-row-height="false"/>
    </style:style>
    <style:style style:name="TableCell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fo:font-size="18pt" style:font-size-asian="18pt" style:font-size-complex="18pt" style:script-type="complex"/>
    </style:style>
    <style:style style:name="T89" style:parent-style-name="DefaultParagraphFont" style:family="text">
      <style:text-properties fo:font-size="18pt" style:font-size-asian="18pt" style:font-size-complex="18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81" style:family="table-row">
      <style:table-row-properties style:row-height="0.3152in" style:use-optimal-row-height="false"/>
    </style:style>
    <style:style style:name="TableCell1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90" style:family="table-row">
      <style:table-row-properties style:row-height="0.3152in" style:use-optimal-row-height="false"/>
    </style:style>
    <style:style style:name="TableCell1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font-name="Nirmala UI" style:font-name-asian="Calibri" style:font-name-complex="Nirmala UI" fo:font-size="16pt" style:font-size-asian="16pt" style:font-size-complex="18pt" style:language-asian="en" style:country-asian="IN" style:language-complex="ar" style:country-complex="SA"/>
    </style:style>
    <style:style style:name="P197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0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01" style:parent-style-name="Normal" style:family="paragraph">
      <style:paragraph-properties fo:text-align="center"/>
    </style:style>
    <style:style style:name="P202" style:parent-style-name="Normal" style:family="paragraph">
      <style:paragraph-properties fo:text-align="center"/>
    </style:style>
    <style:style style:name="TableCell2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5" style:family="table-row">
      <style:table-row-properties style:row-height="0.3152in" style:use-optimal-row-height="false"/>
    </style:style>
    <style:style style:name="TableCell2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4" style:family="table-row">
      <style:table-row-properties style:row-height="0.3152in" style:use-optimal-row-height="false"/>
    </style:style>
    <style:style style:name="TableCell2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3" style:family="table-row">
      <style:table-row-properties style:row-height="0.3152in" style:use-optimal-row-height="false"/>
    </style:style>
    <style:style style:name="TableCell2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6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8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2" style:family="table-row">
      <style:table-row-properties style:row-height="0.3152in" style:use-optimal-row-height="false" fo:keep-together="always"/>
    </style:style>
    <style:style style:name="TableCell2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5" style:parent-style-name="Footer" style:family="paragraph">
      <style:text-properties style:font-name="Nirmala UI" style:font-name-complex="Nirmala UI" fo:font-weight="bold" style:font-weight-asian="bold"/>
    </style:style>
    <style:style style:name="P246" style:parent-style-name="Footer" style:family="paragraph">
      <style:text-properties style:font-name="Nirmala UI" style:font-name-complex="Nirmala UI"/>
    </style:style>
    <style:style style:name="P247" style:parent-style-name="Footer" style:family="paragraph">
      <style:text-properties style:font-name="Nirmala UI" style:font-name-complex="Nirmala UI"/>
    </style:style>
    <style:style style:name="TableColumn249" style:family="table-column">
      <style:table-column-properties style:column-width="0.8104in" style:use-optimal-column-width="false"/>
    </style:style>
    <style:style style:name="TableColumn250" style:family="table-column">
      <style:table-column-properties style:column-width="2.875in" style:use-optimal-column-width="false"/>
    </style:style>
    <style:style style:name="TableColumn251" style:family="table-column">
      <style:table-column-properties style:column-width="0.7305in" style:use-optimal-column-width="false"/>
    </style:style>
    <style:style style:name="TableColumn252" style:family="table-column">
      <style:table-column-properties style:column-width="3.0194in" style:use-optimal-column-width="false"/>
    </style:style>
    <style:style style:name="Table248" style:family="table" style:master-page-name="MP1">
      <style:table-properties style:width="7.4354in" fo:margin-left="-0.0069in" table:align="left"/>
    </style:style>
    <style:style style:name="TableRow253" style:family="table-row">
      <style:table-row-properties style:min-row-height="0.6729in" style:use-optimal-row-height="false"/>
    </style:style>
    <style:style style:name="TableCell25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</style:style>
    <style:style style:name="T266" style:parent-style-name="DefaultParagraphFont" style:family="text">
      <style:text-properties style:font-name="Nirmala UI" style:font-name-complex="Nirmala UI" fo:font-weight="bold" style:font-weight-asian="bold" style:font-weight-complex="bold" fo:font-size="28pt" style:font-size-asian="28pt" style:font-size-complex="28pt" style:script-type="complex"/>
    </style:style>
    <style:style style:name="TableCell26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0" style:parent-style-name="TableContents" style:family="paragraph">
      <style:paragraph-properties fo:text-align="center"/>
    </style:style>
    <style:style style:name="T271" style:parent-style-name="DefaultParagraphFont" style:family="text">
      <style:text-properties style:font-name="Nirmala UI" style:font-name-complex="Nirmala UI" fo:font-weight="bold" style:font-weight-asian="bold" style:font-weight-complex="bold" fo:font-size="28pt" style:font-size-asian="28pt" style:font-size-complex="28pt" style:script-type="complex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5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6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277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278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27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2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7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288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289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2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3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8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2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7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1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6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317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1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1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322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323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8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2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333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334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9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340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341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5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346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347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2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6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1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5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0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4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375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0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4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385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386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1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5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0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text-properties fo:font-size="18pt" style:font-size-asian="18pt" style:font-size-complex="18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9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text-properties fo:font-size="18pt" style:font-size-asian="18pt" style:font-size-complex="18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8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7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text-properties fo:font-size="18pt" style:font-size-asian="18pt" style:font-size-complex="18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6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437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438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2" style:parent-style-name="TableContents" style:family="paragraph">
      <style:paragraph-properties fo:text-align="center"/>
    </style:style>
    <style:style style:name="T44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8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449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450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5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0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9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47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7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7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474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1pt" style:font-size-asian="11pt"/>
    </style:style>
    <style:style style:name="T475" style:parent-style-name="DefaultParagraphFont" style:family="text">
      <style:text-properties style:font-name="Nirmala UI" style:font-name-asian="Calibr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7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77" style:parent-style-name="Normal" style:family="paragraph">
      <style:paragraph-properties fo:text-align="center"/>
    </style:style>
    <style:style style:name="P478" style:parent-style-name="Normal" style:family="paragraph">
      <style:paragraph-properties fo:text-align="center"/>
    </style:style>
    <style:style style:name="T479" style:parent-style-name="DefaultParagraphFont" style:family="text">
      <style:text-properties style:font-name="Nirmala UI" style:font-name-complex="Nirmala UI" fo:font-weight="bold" style:font-weight-asian="bold" style:font-weight-complex="bold" fo:font-size="15pt" style:font-size-asian="15pt" style:font-size-complex="15pt" style:script-type="complex"/>
    </style:style>
    <style:style style:name="T480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481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T482" style:parent-style-name="DefaultParagraphFont" style:family="text">
      <style:text-properties style:font-name="inherit" fo:color="#212121" fo:font-size="15pt" style:font-size-asian="15pt" style:font-size-complex="15pt" style:script-type="complex" fo:language="hi" fo:country="IN"/>
    </style:style>
    <style:style style:name="T483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P484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85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486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487" style:parent-style-name="DefaultParagraphFont" style:family="text">
      <style:text-properties fo:color="#212121" fo:font-size="15pt" style:font-size-asian="15pt" style:font-size-complex="15pt" style:script-type="complex"/>
    </style:style>
    <style:style style:name="T488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T489" style:parent-style-name="DefaultParagraphFont" style:family="text">
      <style:text-properties style:font-name="inherit" fo:color="#212121" fo:font-size="15pt" style:font-size-asian="15pt" style:font-size-complex="15pt" style:script-type="complex" fo:language="hi" fo:country="IN"/>
    </style:style>
    <style:style style:name="T490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4">
            <text:p text:style-name="P15"><text:span text:style-name="T16">सूचना</text:span></text:p>
          </table:table-cell>
          <table:table-cell table:style-name="TableCell17">
            <text:p text:style-name="P18"/>
          </table:table-cell>
          <table:table-cell table:style-name="TableCell19">
            <text:p text:style-name="P20"><text:span text:style-name="T21">वॉशरूम</text:span>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TableContents"><text:span text:style-name="T26"><text:s/>आपका स्वागत है</text:span></text:p>
          </table:table-cell>
          <table:table-cell table:style-name="TableCell27">
            <text:p text:style-name="P28">26</text:p>
          </table:table-cell>
          <table:table-cell table:style-name="TableCell29">
            <text:p text:style-name="TableContents"><text:span text:style-name="T30"><text:s/></text:span><text:span text:style-name="T31">20</text:span><text:span text:style-name="T32"><text:s/>मिनट बाद वाशरूम</text:span></text:p>
          </table:table-cell>
        </table:table-row>
        <table:table-row table:style-name="TableRow33">
          <table:table-cell table:style-name="TableCell34">
            <text:p text:style-name="P35">2</text:p>
          </table:table-cell>
          <table:table-cell table:style-name="TableCell36">
            <text:p text:style-name="TableContents"><text:span text:style-name="T37"><text:s/>ट्रॅवल्स की जानकारी</text:span></text:p>
          </table:table-cell>
          <table:table-cell table:style-name="TableCell38">
            <text:p text:style-name="P39">27</text:p>
          </table:table-cell>
          <table:table-cell table:style-name="TableCell40">
            <text:p text:style-name="TableContents"><text:span text:style-name="T41"><text:s/>15</text:span><text:span text:style-name="T42"><text:s/>मिनट बाद वाशरूम</text:span>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TableContents"><text:span text:style-name="T47"><text:s/>बस स्वछता के नियम</text:span></text:p>
          </table:table-cell>
          <table:table-cell table:style-name="TableCell48">
            <text:p text:style-name="P49">28</text:p>
          </table:table-cell>
          <table:table-cell table:style-name="TableCell50">
            <text:p text:style-name="TableContents"><text:span text:style-name="T51"><text:s/>10</text:span><text:span text:style-name="T52"><text:s/>मिनट बाद वाशरूम</text:span></text:p>
          </table:table-cell>
        </table:table-row>
        <table:table-row table:style-name="TableRow53">
          <table:table-cell table:style-name="TableCell54">
            <text:p text:style-name="P55">4</text:p>
          </table:table-cell>
          <table:table-cell table:style-name="TableCell56">
            <text:p text:style-name="TableContents"><text:span text:style-name="T57"><text:s/>बस फ्लिक्स की जानकारी</text:span></text:p>
          </table:table-cell>
          <table:table-cell table:style-name="TableCell58">
            <text:p text:style-name="P59">29</text:p>
          </table:table-cell>
          <table:table-cell table:style-name="TableCell60">
            <text:p text:style-name="TableContents"><text:span text:style-name="T61"><text:s/></text:span><text:span text:style-name="T62">5</text:span><text:span text:style-name="T63"><text:s/></text:span><text:span text:style-name="T64">मिनट बाद वाशरूम</text:span>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TableContents"><text:span text:style-name="T69"><text:s/>सामान की सुरक्षा</text:span></text:p>
          </table:table-cell>
          <table:table-cell table:style-name="TableCell70">
            <text:p text:style-name="P71">30</text:p>
          </table:table-cell>
          <table:table-cell table:style-name="TableCell72">
            <text:p text:style-name="TableContents"><text:span text:style-name="T73"><text:s/>वाशरूम के लिए रुकते समय</text:span></text:p>
          </table:table-cell>
        </table:table-row>
        <table:table-row table:style-name="TableRow74">
          <table:table-cell table:style-name="TableCell75">
            <text:p text:style-name="P76">6</text:p>
          </table:table-cell>
          <table:table-cell table:style-name="TableCell77">
            <text:p text:style-name="TableContents"><text:span text:style-name="T78"><text:s/>डिनर -<text:s/></text:span><text:span text:style-name="T79">नही रुकेगी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7</text:p>
          </table:table-cell>
          <table:table-cell table:style-name="TableCell87">
            <text:p text:style-name="Standard"><text:span text:style-name="T88"><text:s/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19</text:p>
          </table:table-cell>
          <table:table-cell table:style-name="TableCell184">
            <text:p text:style-name="TableContents"><text:span text:style-name="T185"><text:s/>डिनर <text:s/>11 बजे</text:span>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20</text:p>
          </table:table-cell>
          <table:table-cell table:style-name="TableCell193">
            <text:p text:style-name="TableContents"><text:span text:style-name="T194"><text:s/>डिनर 11.30 बजे</text:span></text:p>
          </table:table-cell>
          <table:table-cell table:style-name="TableCell195">
            <text:p text:style-name="TableContents"><text:span text:style-name="T196"><draw:custom-shape svg:x="0.00347in" svg:y="-0.00625in" svg:width="3.66667in" svg:height="0.80139in" draw:z-index="251659264" draw:id="id0" draw:style-name="a1" draw:name="Rounded Rectangle 13" text:anchor-type="paragraph"><svg:title/><svg:desc/><text:p text:style-name="P197"><text:span text:style-name="T198">अनाउंसमेंट ना चले तो<text:s/></text:span><text:span text:style-name="T199">BUSFLIX <text:s/></text:span><text:span text:style-name="T200">बॉक्स बंद चालू करे</text:span></text:p><text:p text:style-name="P201"/><text:p text:style-name="P202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21</text:p>
          </table:table-cell>
          <table:table-cell table:style-name="TableCell208">
            <text:p text:style-name="TableContents"><text:span text:style-name="T209"><text:s/>डिनर <text:s/>12 बजे</text:span>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22</text:p>
          </table:table-cell>
          <table:table-cell table:style-name="TableCell217">
            <text:p text:style-name="TableContents"><text:span text:style-name="T218"><text:s/>डिनर <text:s/>12.30 बजे</text:span>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23</text:p>
          </table:table-cell>
          <table:table-cell table:style-name="TableCell226">
            <text:p text:style-name="TableContents"><text:span text:style-name="T227"><text:s/>डिनर <text:s/>1 बजे</text:span>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24</text:p>
          </table:table-cell>
          <table:table-cell table:style-name="TableCell235">
            <text:p text:style-name="TableContents"><text:span text:style-name="T236"><text:s/>डिनर <text:s/>के लिए रुकते समय</text:span></text:p>
            <text:p text:style-name="P237"/>
            <text:p text:style-name="P238"/>
            <text:p text:style-name="P239"/>
          </table:table-cell>
          <table:table-cell table:style-name="TableCell240">
            <text:p text:style-name="P241"/>
            <text:p text:style-name="P242"/>
          </table:table-cell>
          <table:table-cell table:style-name="TableCell243">
            <text:p text:style-name="P244"/>
          </table:table-cell>
        </table:table-row>
      </table:table>
      <text:p text:style-name="Textbody"/>
      <text:p text:style-name="P245">How to use –</text:p>
      <text:p text:style-name="P246">1. Press the correct number<text:s/><text:tab/>and immediately press “Enter”(Green) key on the keypad.</text:p>
      <text:p text:style-name="P247">2. To Stop the playing announcement press<text:s/>“Backspace”(Red) key.</text:p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/>
          </table:table-cell>
          <table:table-cell table:style-name="TableCell264">
            <text:p text:style-name="P265"><text:span text:style-name="T266">नंदुरबार - पुणे <text:s text:c="2"/></text:span></text:p>
          </table:table-cell>
          <table:table-cell table:style-name="TableCell267">
            <text:p text:style-name="P268"/>
          </table:table-cell>
          <table:table-cell table:style-name="TableCell269">
            <text:p text:style-name="P270"><text:span text:style-name="T271">पुणे - नंदुरबार <text:s/></text:span></text:p>
          </table:table-cell>
        </table:table-row>
        <table:table-row table:style-name="TableRow272">
          <table:table-cell table:style-name="TableCell273">
            <text:p text:style-name="P274">41</text:p>
          </table:table-cell>
          <table:table-cell table:style-name="TableCell275">
            <text:p text:style-name="TableContents"><text:span text:style-name="T276"><text:s/>राजगुरु नगर<text:s/></text:span><text:span text:style-name="T277">,<text:s/></text:span><text:span text:style-name="T278">बस स्टैंड <text:s text:c="3"/></text:span></text:p>
          </table:table-cell>
          <table:table-cell table:style-name="TableCell279">
            <text:p text:style-name="P280">71</text:p>
          </table:table-cell>
          <table:table-cell table:style-name="TableCell281">
            <text:p text:style-name="TableContents"><text:span text:style-name="T282"><text:s/>मनमाड बस स्टैंड</text:span></text:p>
          </table:table-cell>
        </table:table-row>
        <table:table-row table:style-name="TableRow283">
          <table:table-cell table:style-name="TableCell284">
            <text:p text:style-name="P285">42</text:p>
          </table:table-cell>
          <table:table-cell table:style-name="TableCell286">
            <text:p text:style-name="TableContents"><text:span text:style-name="T287"><text:s/>चाकन चौक<text:s/></text:span><text:span text:style-name="T288">,<text:s/></text:span><text:span text:style-name="T289">तळेगाव चौफुल्ली</text:span></text:p>
          </table:table-cell>
          <table:table-cell table:style-name="TableCell290">
            <text:p text:style-name="P291">72</text:p>
          </table:table-cell>
          <table:table-cell table:style-name="TableCell292">
            <text:p text:style-name="TableContents"><text:span text:style-name="T293"><text:s/>येवला बस स्टैंड</text:span></text:p>
          </table:table-cell>
        </table:table-row>
        <table:table-row table:style-name="TableRow294">
          <table:table-cell table:style-name="TableCell295">
            <text:p text:style-name="P296">43</text:p>
          </table:table-cell>
          <table:table-cell table:style-name="TableCell297">
            <text:p text:style-name="TableContents"><text:span text:style-name="T298"><text:s/>मोशी देहु रोड</text:span></text:p>
          </table:table-cell>
          <table:table-cell table:style-name="TableCell299">
            <text:p text:style-name="P300">73</text:p>
          </table:table-cell>
          <table:table-cell table:style-name="TableCell301">
            <text:p text:style-name="TableContents"><text:span text:style-name="T302"><text:s/>मालेगाव मौसम पूल</text:span></text:p>
          </table:table-cell>
        </table:table-row>
        <table:table-row table:style-name="TableRow303">
          <table:table-cell table:style-name="TableCell304">
            <text:p text:style-name="P305">44</text:p>
          </table:table-cell>
          <table:table-cell table:style-name="TableCell306">
            <text:p text:style-name="TableContents"><text:span text:style-name="T307"><text:s/>जंजीरा होटल</text:span></text:p>
          </table:table-cell>
          <table:table-cell table:style-name="TableCell308">
            <text:p text:style-name="P309">74</text:p>
          </table:table-cell>
          <table:table-cell table:style-name="TableCell310">
            <text:p text:style-name="TableContents"><text:span text:style-name="T311"><text:s/>मालेगाव बस स्टैंड</text:span></text:p>
          </table:table-cell>
        </table:table-row>
        <table:table-row table:style-name="TableRow312">
          <table:table-cell table:style-name="TableCell313">
            <text:p text:style-name="P314">45</text:p>
          </table:table-cell>
          <table:table-cell table:style-name="TableCell315">
            <text:p text:style-name="TableContents"><text:span text:style-name="T316"><text:s/>भोसरी<text:s/></text:span><text:span text:style-name="T317">बस स्टैंड</text:span></text:p>
          </table:table-cell>
          <table:table-cell table:style-name="TableCell318">
            <text:p text:style-name="P319">75</text:p>
          </table:table-cell>
          <table:table-cell table:style-name="TableCell320">
            <text:p text:style-name="TableContents"><text:span text:style-name="T321"><text:s/>गुरु द्वारा<text:s/></text:span><text:span text:style-name="T322">,<text:s/></text:span><text:span text:style-name="T323">धुळे</text:span></text:p>
          </table:table-cell>
        </table:table-row>
        <table:table-row table:style-name="TableRow324">
          <table:table-cell table:style-name="TableCell325">
            <text:p text:style-name="P326">46</text:p>
          </table:table-cell>
          <table:table-cell table:style-name="TableCell327">
            <text:p text:style-name="TableContents"><text:span text:style-name="T328"><text:s/>नाशिक <text:s/>फाटा</text:span></text:p>
          </table:table-cell>
          <table:table-cell table:style-name="TableCell329">
            <text:p text:style-name="P330">76</text:p>
          </table:table-cell>
          <table:table-cell table:style-name="TableCell331">
            <text:p text:style-name="TableContents"><text:span text:style-name="T332"><text:s/>दशेरा मैदान<text:s/></text:span><text:span text:style-name="T333">,<text:s/></text:span><text:span text:style-name="T334">धुळे</text:span></text:p>
          </table:table-cell>
        </table:table-row>
        <table:table-row table:style-name="TableRow335">
          <table:table-cell table:style-name="TableCell336">
            <text:p text:style-name="P337">47</text:p>
          </table:table-cell>
          <table:table-cell table:style-name="TableCell338">
            <text:p text:style-name="TableContents"><text:span text:style-name="T339"><text:s/>आंबेडकर चौक<text:s/></text:span><text:span text:style-name="T340">,<text:s/></text:span><text:span text:style-name="T341">पिंपरी</text:span></text:p>
          </table:table-cell>
          <table:table-cell table:style-name="TableCell342">
            <text:p text:style-name="P343">77</text:p>
          </table:table-cell>
          <table:table-cell table:style-name="TableCell344">
            <text:p text:style-name="TableContents"><text:span text:style-name="T345"><text:s/>बारा भत्तर<text:s/></text:span><text:span text:style-name="T346">,<text:s/></text:span><text:span text:style-name="T347">धुळे</text:span></text:p>
          </table:table-cell>
        </table:table-row>
        <table:table-row table:style-name="TableRow348">
          <table:table-cell table:style-name="TableCell349">
            <text:p text:style-name="P350">48</text:p>
          </table:table-cell>
          <table:table-cell table:style-name="TableCell351">
            <text:p text:style-name="TableContents"><text:span text:style-name="T352"><text:s/>चिंचवड़ रेल्वे स्टेशन</text:span></text:p>
          </table:table-cell>
          <table:table-cell table:style-name="TableCell353">
            <text:p text:style-name="P354">78</text:p>
          </table:table-cell>
          <table:table-cell table:style-name="TableCell355">
            <text:p text:style-name="TableContents"><text:span text:style-name="T356"><text:s/>धुळे बस स्टैंड</text:span></text:p>
          </table:table-cell>
        </table:table-row>
        <table:table-row table:style-name="TableRow357">
          <table:table-cell table:style-name="TableCell358">
            <text:p text:style-name="P359">49</text:p>
          </table:table-cell>
          <table:table-cell table:style-name="TableCell360">
            <text:p text:style-name="TableContents"><text:span text:style-name="T361"><text:s/>आकुर्डी खंडोबा माळ चौक</text:span></text:p>
          </table:table-cell>
          <table:table-cell table:style-name="TableCell362">
            <text:p text:style-name="P363">79</text:p>
          </table:table-cell>
          <table:table-cell table:style-name="TableCell364">
            <text:p text:style-name="TableContents"><text:span text:style-name="T365"><text:s/>धुळे नगर पालिका</text:span></text:p>
          </table:table-cell>
        </table:table-row>
        <table:table-row table:style-name="TableRow366">
          <table:table-cell table:style-name="TableCell367">
            <text:p text:style-name="P368">50</text:p>
          </table:table-cell>
          <table:table-cell table:style-name="TableCell369">
            <text:p text:style-name="TableContents"><text:span text:style-name="T370"><text:s/>चिंचवड़ चाफेकर चौक</text:span></text:p>
          </table:table-cell>
          <table:table-cell table:style-name="TableCell371">
            <text:p text:style-name="P372">80</text:p>
          </table:table-cell>
          <table:table-cell table:style-name="TableCell373">
            <text:p text:style-name="TableContents"><text:span text:style-name="T374"><text:s/>दोंडाइचा<text:s/></text:span><text:span text:style-name="T375">चौफुल्ली</text:span></text:p>
          </table:table-cell>
        </table:table-row>
        <table:table-row table:style-name="TableRow376">
          <table:table-cell table:style-name="TableCell377">
            <text:p text:style-name="P378">51</text:p>
          </table:table-cell>
          <table:table-cell table:style-name="TableCell379">
            <text:p text:style-name="TableContents"><text:span text:style-name="T380"><text:s/>डांगे चौक</text:span></text:p>
          </table:table-cell>
          <table:table-cell table:style-name="TableCell381">
            <text:p text:style-name="P382">81</text:p>
          </table:table-cell>
          <table:table-cell table:style-name="TableCell383">
            <text:p text:style-name="TableContents"><text:span text:style-name="T384"><text:s/>महाराणा प्रताप चौक <text:s/></text:span><text:span text:style-name="T385">,<text:s/></text:span><text:span text:style-name="T386">नंदुरबार</text:span></text:p>
          </table:table-cell>
        </table:table-row>
        <table:table-row table:style-name="TableRow387">
          <table:table-cell table:style-name="TableCell388">
            <text:p text:style-name="P389">52</text:p>
          </table:table-cell>
          <table:table-cell table:style-name="TableCell390">
            <text:p text:style-name="TableContents"><text:span text:style-name="T391"><text:s/>कालेवाड़ी फाटा</text:span></text:p>
          </table:table-cell>
          <table:table-cell table:style-name="TableCell392">
            <text:p text:style-name="P393">82</text:p>
          </table:table-cell>
          <table:table-cell table:style-name="TableCell394">
            <text:p text:style-name="TableContents"><text:span text:style-name="T395"><text:s/>नंदुरबार बस स्टैंड</text:span></text:p>
          </table:table-cell>
        </table:table-row>
        <table:table-row table:style-name="TableRow396">
          <table:table-cell table:style-name="TableCell397">
            <text:p text:style-name="P398">53</text:p>
          </table:table-cell>
          <table:table-cell table:style-name="TableCell399">
            <text:p text:style-name="TableContents"><text:span text:style-name="T400"><text:s/>जगताप डेरी</text:span></text:p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54</text:p>
          </table:table-cell>
          <table:table-cell table:style-name="TableCell408">
            <text:p text:style-name="TableContents"><text:span text:style-name="T409"><text:s/>नवी सांगवी</text:span>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55</text:p>
          </table:table-cell>
          <table:table-cell table:style-name="TableCell417">
            <text:p text:style-name="TableContents"><text:span text:style-name="T418"><text:s/>औंध ब्रेमन चौक</text:span>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56</text:p>
          </table:table-cell>
          <table:table-cell table:style-name="TableCell426">
            <text:p text:style-name="TableContents"><text:span text:style-name="T427"><text:s/>पुणे विद्यापीठ</text:span>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57</text:p>
          </table:table-cell>
          <table:table-cell table:style-name="TableCell435">
            <text:p text:style-name="TableContents"><text:span text:style-name="T436"><text:s/>शिवाजी नगर<text:s/></text:span><text:span text:style-name="T437">,<text:s/></text:span><text:span text:style-name="T438">संचेती <text:s/>हॉस्पिटल</text:span></text:p>
          </table:table-cell>
          <table:table-cell table:style-name="TableCell439">
            <text:p text:style-name="P440"/>
          </table:table-cell>
          <table:table-cell table:style-name="TableCell441">
            <text:p text:style-name="P442"><text:span text:style-name="T443">पुणे</text:span></text:p>
          </table:table-cell>
        </table:table-row>
        <table:table-row table:style-name="TableRow444">
          <table:table-cell table:style-name="TableCell445">
            <text:p text:style-name="P446">58</text:p>
          </table:table-cell>
          <table:table-cell table:style-name="TableCell447">
            <text:p text:style-name="TableContents"><text:span text:style-name="T448"><text:s/>संगम वाड़ी पार्किंग<text:s/></text:span><text:span text:style-name="T449">No .</text:span><text:span text:style-name="T450">2</text:span></text:p>
          </table:table-cell>
          <table:table-cell table:style-name="TableCell451">
            <text:p text:style-name="P452">61</text:p>
          </table:table-cell>
          <table:table-cell table:style-name="TableCell453">
            <text:p text:style-name="TableContents"><text:span text:style-name="T454"><text:s/></text:span><text:span text:style-name="T455">कर्वे पुतळा</text:span></text:p>
          </table:table-cell>
        </table:table-row>
        <table:table-row table:style-name="TableRow456">
          <table:table-cell table:style-name="TableCell457">
            <text:p text:style-name="P458">59</text:p>
          </table:table-cell>
          <table:table-cell table:style-name="TableCell459">
            <text:p text:style-name="TableContents"><text:span text:style-name="T460"><text:s/>डेक्कन</text:span></text:p>
          </table:table-cell>
          <table:table-cell table:style-name="TableCell461">
            <text:p text:style-name="P462">62</text:p>
          </table:table-cell>
          <table:table-cell table:style-name="TableCell463">
            <text:p text:style-name="TableContents"><text:span text:style-name="T464"><text:s/>कर्वे नगर</text:span></text:p>
          </table:table-cell>
        </table:table-row>
        <table:table-row table:style-name="TableRow465">
          <table:table-cell table:style-name="TableCell466">
            <text:p text:style-name="P467">60</text:p>
          </table:table-cell>
          <table:table-cell table:style-name="TableCell468">
            <text:p text:style-name="TableContents"><text:span text:style-name="T469"><text:s/>नल स्टॉप</text:span></text:p>
          </table:table-cell>
          <table:table-cell table:style-name="TableCell470">
            <text:p text:style-name="P471">63</text:p>
          </table:table-cell>
          <table:table-cell table:style-name="TableCell472">
            <text:p text:style-name="TableContents"><text:span text:style-name="T473"><text:s/>वारजे</text:span></text:p>
          </table:table-cell>
        </table:table-row>
      </table:table>
      <text:p text:style-name="P474"><text:tab/></text:p>
      <text:p text:style-name="Footer"><text:span text:style-name="T475"><draw:custom-shape svg:x="4.58333in" svg:y="0.16319in" svg:width="2.83264in" svg:height="0.88542in" draw:z-index="251661312" draw:id="id1" draw:style-name="a3" draw:name="Rounded Rectangle 15" text:anchor-type="paragraph"><svg:title/><svg:desc/><text:p text:style-name="P476">Restart BUSFLIX box if Announcement is not playing</text:p><text:p text:style-name="P477"/><text:p text:style-name="P47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79">इस्तेमाल <text:s/>–</text:span></text:p>
      <text:p text:style-name="Footer"><text:span text:style-name="T480">1.<text:s/></text:span><text:bookmark-start text:name="tw-target-text"/><text:bookmark-end text:name="tw-target-text"/><text:span text:style-name="T481">सही नंबर दबाएं और तुरंत कीपैड पर ग्रीन</text:span><text:span text:style-name="T482"><text:s/>बटन</text:span><text:span text:style-name="T483"><text:s/>दबाएं।</text:span></text:p>
      <text:p text:style-name="P484"><text:span text:style-name="T485">2.<text:s/></text:span><text:span text:style-name="T486">अन्नोउंसमेंट<text:s/></text:span><text:span text:style-name="T487">को</text:span><text:span text:style-name="T488"><text:s/>रोकने के लिए लाल</text:span><text:span text:style-name="T489"><text:s/>बटन</text:span><text:span text:style-name="T490"><text:s/>दबाएं ।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5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5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59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62" style:parent-style-name="DefaultParagraphFont" style:family="text">
      <style:text-properties fo:font-size="16pt" style:font-size-asian="16pt" style:font-size-complex="16pt"/>
    </style:style>
    <style:style style:name="T263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VINEET TRAVELS</text:span><text:span text:style-name="T10"><text:tab/><text:s text:c="18"/></text:span><text:span text:style-name="T11"><draw:frame draw:style-name="a0" draw:name="Image1" text:anchor-type="as-char" svg:x="0in" svg:y="0in" svg:width="1.19804in" svg:height="0.4688in" style:rel-width="scale" style:rel-height="scale"><draw:image xlink:href="media/image1.png" xlink:type="simple" xlink:show="embed" xlink:actuate="onLoad"/><svg:title/><svg:desc/></draw:frame></text:span><text:span text:style-name="T12"><text:tab/></text:span><text:span text:style-name="T13"><text:s text:c="8"/>MH18BG3006</text:span></text:p>
      </style:header>
    </style:master-page>
    <style:master-page style:name="MP1" style:page-layout-name="PL1">
      <style:header>
        <text:p text:style-name="Header"><text:span text:style-name="T256">VINEET TRAVELS</text:span><text:span text:style-name="T257"><text:tab/><text:s text:c="19"/></text:span><text:span text:style-name="T258"><text:s text:c="2"/></text:span><text:span text:style-name="T259"><draw:frame draw:style-name="a2" draw:name="Image1" text:anchor-type="as-char" svg:x="0in" svg:y="0in" svg:width="1.19803in" svg:height="0.43754in" style:rel-width="scale" style:rel-height="scale"><draw:image xlink:href="media/image1.png" xlink:type="simple" xlink:show="embed" xlink:actuate="onLoad"/><svg:title/><svg:desc/></draw:frame></text:span><text:span text:style-name="T260"><text:tab/><text:s text:c="13"/></text:span><text:span text:style-name="T261">MH18BG3006</text:span></text:p>
        <text:p text:style-name="Header"><text:span text:style-name="T262"><text:tab/><text:s text:c="12"/></text:span><text:span text:style-name="T263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4-06T11:20:00Z</meta:creation-date>
    <dc:date>2017-11-02T09:35:00Z</dc:date>
    <meta:template xlink:href="Normal" xlink:type="simple"/>
    <meta:editing-cycles>52</meta:editing-cycles>
    <meta:editing-duration>PT201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71" meta:character-count="1819" meta:row-count="12" meta:non-whitespace-character-count="1551"/>
  </office:meta>
</office:document-meta>
</file>